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  <style:style style:name="P3" style:family="paragraph" style:parent-style-name="Standard">
      <style:text-properties officeooo:rsid="00103dca" officeooo:paragraph-rsid="00103dca"/>
    </style:style>
    <style:style style:name="P4" style:family="paragraph" style:parent-style-name="Standard">
      <style:text-properties officeooo:rsid="00107618" officeooo:paragraph-rsid="00107618"/>
    </style:style>
    <style:style style:name="P5" style:family="paragraph" style:parent-style-name="Standard">
      <style:text-properties officeooo:paragraph-rsid="00129b2b"/>
    </style:style>
    <style:style style:name="T1" style:family="text">
      <style:text-properties style:text-position="super 58%" officeooo:rsid="00129b2b"/>
    </style:style>
    <style:style style:name="T2" style:family="text">
      <style:text-properties style:text-position="0% 100%"/>
    </style:style>
    <style:style style:name="T3" style:family="text">
      <style:text-properties officeooo:rsid="00129b2b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10pt" style:font-size-asian="10pt" style:font-size-complex="10pt"/>
    </style:style>
    <style:style style:name="T6" style:family="text">
      <style:text-properties style:font-name="monospace" fo:font-size="7pt" style:font-size-asian="7pt" style:font-size-complex="7pt"/>
    </style:style>
    <style:style style:name="T7" style:family="text">
      <style:text-properties style:font-name="monospace" fo:font-size="8pt" style:font-size-asian="8pt" style:font-size-complex="8pt"/>
    </style:style>
    <style:style style:name="T8" style:family="text">
      <style:text-properties style:font-name="monospace" fo:font-size="8pt" officeooo:rsid="00129b2b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  <text:p text:style-name="P3">terceira linha da maquina 1</text:p>
      <text:p text:style-name="P4">quarta linha da maquina 2</text:p>
      <text:p text:style-name="P5"><text:span text:style-name="T3">quinta linha maquina 2 (</text:span><text:span text:style-name="T7">git checkout origin/master →</text:span><text:span text:style-name="T8"> </text:span><text:span text:style-name="T7">git add →</text:span><text:span text:style-name="T8"> </text:span><text:span text:style-name="T7">git commit –m</text:span></text:p>
      <text:p text:style-name="P5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7:11:11.455606772</dc:date>
    <meta:editing-duration>PT4M4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1" meta:character-count="169" meta:non-whitespace-character-count="142"/>
  </office:meta>
</office:document-meta>
</file>